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0684db" officeooo:paragraph-rsid="000684db"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84db" officeooo:paragraph-rsid="000684d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d1d7" officeooo:paragraph-rsid="0006d1d7"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fb58" officeooo:paragraph-rsid="0006fb58"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9f00d" officeooo:paragraph-rsid="0009f00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normal" officeooo:rsid="000684db" officeooo:paragraph-rsid="000684d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684db" officeooo:paragraph-rsid="0006d1d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6d1d7" officeooo:paragraph-rsid="0006d1d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6fb58" officeooo:paragraph-rsid="0006fb5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7c8dd" officeooo:paragraph-rsid="0007c8dd"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officeooo:rsid="0006d1d7"/>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06fb58"/>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07c8dd" style:font-style-asian="normal" style:font-weight-asian="normal" style:font-style-complex="normal" style:font-weight-complex="normal"/>
    </style:style>
    <style:style style:name="T11" style:family="text">
      <style:text-properties officeooo:rsid="0007c8dd"/>
    </style:style>
    <style:style style:name="T12" style:family="text">
      <style:text-properties officeooo:rsid="0008f408"/>
    </style:style>
    <style:style style:name="T13" style:family="text">
      <style:text-properties officeooo:rsid="0009f0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ting Average Prediction Via Machine Learning</text:p>
      <text:p text:style-name="P6">Tim Herrmann – timothyherrmann2016@u.northwestern.edu</text:p>
      <text:p text:style-name="P6">Mikhail Todes</text:p>
      <text:p text:style-name="P6">Nathan Corwin</text:p>
      <text:p text:style-name="P2"/>
      <text:p text:style-name="P6">Northwestern University</text:p>
      <text:p text:style-name="P2"/>
      <text:p text:style-name="P2"><text:span text:style-name="T13">Motivation</text:span>:</text:p>
      <text:p text:style-name="P2"/>
      <text:p text:style-name="P6">The goal of this project was to use machine learning to predict a Major League Baseball player's season long batting average given their previous year's statistics. <text:s/>Every year, general managers are faced with difficult decisions about which players to sign, which to let go, and how much to pay them. <text:s/>Millions dollars are on the line. <text:s/>The ability to empirically predict a player's batting average, a standard measure of performance, is an extremely useful tool for these general managers.</text:p>
      <text:p text:style-name="P6"/>
      <text:p text:style-name="P7"><text:span text:style-name="T6">Data Set and Attributes:</text:span></text:p>
      <text:p text:style-name="P7">The following 9 attributes were used to build the model. All</text:p>
      <text:p text:style-name="P6">attributes are numerical and are for the year prior to the one being predicted:</text:p>
      <text:p text:style-name="P6"><text:tab/>• Year</text:p>
      <text:p text:style-name="P6"><text:tab/>• Games Played (G)</text:p>
      <text:p text:style-name="P6"><text:tab/>• At-Bats (AB)</text:p>
      <text:p text:style-name="P6"><text:tab/>• Runs Batted In (RBI)</text:p>
      <text:p text:style-name="P6"><text:tab/>• Walks (BB)</text:p>
      <text:p text:style-name="P6"><text:tab/>• Strike-outs (SO)</text:p>
      <text:p text:style-name="P6"><text:tab/>• Salary</text:p>
      <text:p text:style-name="P6"><text:tab/>• Age</text:p>
      <text:p text:style-name="P6"><text:tab/>• Batting Average</text:p>
      <text:p text:style-name="P6"/>
      <text:p text:style-name="P6">Data was collected from <text:a xlink:type="simple" xlink:href="http://www.seanlahman.com/baseball-archive/statistics/">seanlahman.com</text:a> <text:span text:style-name="T4">and includes statistics from 1990 through 2014. <text:s/>Additional data was available for earlier years, but the decision was made to focus on “modern” years as the game of baseball has changed throughout it's history. The training dataset includes 19,522 entries with an additional 2,161 entries held out for final model verification.</text:span></text:p>
      <text:p text:style-name="P6"/>
      <text:p text:style-name="P4">Baseline Accuracy:<text:span text:style-name="T2"> </text:span><text:span text:style-name="T8"><text:s/></text:span><text:span text:style-name="T9">In order to judge model accuracy, a baseline needed to be determined. <text:s/>In a case where the output is nominal, this would be done by calculating the accuracy when the most common attribute is chosen for each entry. <text:s/>Since this experiment has a numerical output, the baseline was derived off the assumption that a player would have the same batting average as the previous year. <text:s/>This is a very rough estimate of performance, but follows a reasonable expectation and provides a useful baseline for gauging model performance. <text:s/>Using this estimate the mean absolute error for each dataset was calculated:</text:span></text:p>
      <text:p text:style-name="P4"><text:span text:style-name="T9"><text:tab/>Training Data:<text:tab/><text:tab/>.06</text:span><text:span text:style-name="T10">7</text:span></text:p>
      <text:p text:style-name="P4"><text:span text:style-name="T9"><text:tab/>Held Out Data:<text:tab/>.06</text:span><text:span text:style-name="T10">6</text:span></text:p>
      <text:p text:style-name="P6"/>
      <text:p text:style-name="P3">Models:</text:p>
      <text:p text:style-name="P8">Several types of models were tested before deciding on the final model. <text:s/><text:span text:style-name="T7">All models were built using 10-fold cross-validation on the training set and verified against the held out set</text:span>. <text:s/>The first was a basic linear regression model. <text:s/><text:span text:style-name="T7">With default settings in Weka, the model predicted batting averages with a mean absolute error of .072 on the training data, and .0718 on the held out data. <text:s/>Despite tuning </text:span><text:soft-page-break/><text:span text:style-name="T7">parameters, linear regression continued to perform worse than the baseline and was thus discarded.</text:span></text:p>
      <text:p text:style-name="P8"/>
      <text:p text:style-name="P9">The second model was <text:span text:style-name="T11">M5P. <text:s/>This model combines elements of decision trees and linear regression. <text:s/>A small decision tree is created with each leaf containing its own linear regression model. <text:s/>The tuned M5P model achieved a 10-fold cross-validation mean absolute accuracy of .057 on the training set, and .058 on the held out data. <text:s/>This shows a significant improvement of 10 and 8 points respectively.</text:span></text:p>
      <text:p text:style-name="P9"/>
      <text:p text:style-name="P10">The final model tested was a multilayer perceptron model. <text:s/><text:span text:style-name="T12">The best results achieved were using a 10 layer model with a learning rate of .1. <text:s/>Further decreasing the learning rate degraded accuracy. <text:s/>This model performed slightly better than the M5P model with a training accuracy of .055 and held out accuracy of .056.</text:span></text:p>
      <text:p text:style-name="P6"/>
      <text:p text:style-name="P5">Attribute Analysis:</text:p>
      <text:p text:style-name="P5"/>
      <text:p text:style-name="P5"/>
      <text:p text:style-name="P5"/>
      <text:p text:style-name="P5">Future Work:</text:p>
      <text:p text:style-name="P5"/>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09:05:42.602318252</meta:creation-date>
    <dc:date>2016-06-08T11:42:48.753966661</dc:date>
    <meta:editing-duration>PT1H1M33S</meta:editing-duration>
    <meta:editing-cycles>2</meta:editing-cycles>
    <meta:generator>LibreOffice/4.2.8.2$Linux_X86_64 LibreOffice_project/420m0$Build-2</meta:generator>
    <meta:document-statistic meta:table-count="0" meta:image-count="0" meta:object-count="0" meta:page-count="2" meta:paragraph-count="29" meta:word-count="520" meta:character-count="3242" meta:non-whitespace-character-count="2708"/>
  </office:meta>
</office:document-meta>
</file>